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498ba" officeooo:paragraph-rsid="001498ba"/>
    </style:style>
    <style:style style:name="P2" style:family="paragraph" style:parent-style-name="Standard">
      <style:text-properties style:font-name="Liberation Sans1" officeooo:rsid="0013f7b0" officeooo:paragraph-rsid="0013f7b0"/>
    </style:style>
    <style:style style:name="P3" style:family="paragraph" style:parent-style-name="Standard">
      <style:text-properties style:font-name="Liberation Sans1" officeooo:rsid="001498ba" officeooo:paragraph-rsid="001498ba"/>
    </style:style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1498ba" officeooo:paragraph-rsid="001498ba"/>
    </style:style>
    <style:style style:name="P6" style:family="paragraph" style:parent-style-name="Text_20_body">
      <style:text-properties style:font-name="Liberation Sans1" officeooo:rsid="001498ba" officeooo:paragraph-rsid="001498ba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officeooo:rsid="0013f7b0"/>
    </style:style>
    <style:style style:name="T3" style:family="text">
      <style:text-properties style:font-name="Liberation Sans1" style:text-underline-style="solid" style:text-underline-width="auto" style:text-underline-color="font-color"/>
    </style:style>
    <style:style style:name="T4" style:family="text">
      <style:text-properties style:font-name="Liberation Sans1" officeooo:rsid="001498ba"/>
    </style:style>
    <style:style style:name="T5" style:family="text">
      <style:text-properties officeooo:rsid="001498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lassification problems:</text:h>
      <text:p text:style-name="P2">After running each <text:span text:style-name="T5">Pytorch </text:span>program 110 times:</text:p>
      <text:list xml:id="list1541281881" text:style-name="L2">
        <text:list-item>
          <text:p text:style-name="P4"><text:span text:style-name="T2">Traces between tagged functions are idempotent.</text:span></text:p>
        </text:list-item>
        <text:list-item>
          <text:p text:style-name="P5"><text:span text:style-name="T2">F</text:span><text:span text:style-name="T1">igures can be found in </text:span><text:span text:style-name="T3">stack_trace_nn_noRandom.csv</text:span><text:span text:style-name="T1"> and </text:span><text:span text:style-name="T3">stack_trace_nn_withRandom.csv </text:span></text:p>
        </text:list-item>
      </text:list>
      <text:p text:style-name="P3">This findings are the same as Linear Regression programs’.</text:p>
      <text:p text:style-name="P3"/>
      <text:p text:style-name="P3"/>
      <text:p text:style-name="P3">Side note: From these traces, we can also notice that importing Sklearn library poses more trace variations while importing Pytorch produces 2 maximum variations as seen in the graphs/csv files</text:p>
      <text:p text:style-name="P3"/>
      <text:h text:style-name="P1" text:outline-level="1">Regression problems:</text:h>
      <text:p text:style-name="P6">TBC</text:p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23:16:43.629055421</meta:creation-date>
    <dc:date>2022-07-13T10:07:35.709483022</dc:date>
    <meta:editing-duration>PT22M3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67" meta:character-count="478" meta:non-whitespace-character-count="420"/>
  </office:meta>
</office:document-meta>
</file>